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mily-generic="roman"/>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Table1" style:family="table">
      <style:table-properties style:width="7.5618in" fo:margin-left="0in" table:align="left"/>
    </style:style>
    <style:style style:name="Table1.A" style:family="table-column">
      <style:table-column-properties style:column-width="3.7451in"/>
    </style:style>
    <style:style style:name="Table1.B" style:family="table-column">
      <style:table-column-properties style:column-width="1.0049in"/>
    </style:style>
    <style:style style:name="Table1.C" style:family="table-column">
      <style:table-column-properties style:column-width="1.0042in"/>
    </style:style>
    <style:style style:name="Table1.D" style:family="table-column">
      <style:table-column-properties style:column-width="1.8076in"/>
    </style:style>
    <style:style style:name="Table1.1" style:family="table-row">
      <style:table-row-properties fo:keep-together="always"/>
    </style:style>
    <style:style style:name="Table1.A1" style:family="table-cell">
      <style:table-cell-properties style:vertical-align="middle" fo:background-color="#ffffff" fo:padding-left="0.075in" fo:padding-right="0.075in" fo:padding-top="0in" fo:padding-bottom="0in" fo:border-left="none" fo:border-right="none" fo:border-top="0.5pt solid #000001" fo:border-bottom="0.5pt solid #000001">
        <style:background-image/>
      </style:table-cell-properties>
    </style:style>
    <style:style style:name="Table1.B1" style:family="table-cell">
      <style:table-cell-properties style:vertical-align="middle" fo:background-color="#ffffff" fo:padding-left="0.0681in" fo:padding-right="0.075in" fo:padding-top="0in" fo:padding-bottom="0in" fo:border-left="0.5pt solid #000001" fo:border-right="none" fo:border-top="0.5pt solid #000001" fo:border-bottom="0.5pt solid #000001">
        <style:background-image/>
      </style:table-cell-properties>
    </style:style>
    <style:style style:name="Table1.2" style:family="table-row">
      <style:table-row-properties style:min-row-height="0.2743in" fo:keep-together="always"/>
    </style:style>
    <style:style style:name="Table1.A2"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1.B2" style:family="table-cell">
      <style:table-cell-properties fo:background-color="#ffffff" fo:padding-left="0.0681in" fo:padding-right="0.075in" fo:padding-top="0in" fo:padding-bottom="0in" fo:border-left="0.5pt solid #000001" fo:border-right="none" fo:border-top="0.5pt solid #000001" fo:border-bottom="none">
        <style:background-image/>
      </style:table-cell-properties>
    </style:style>
    <style:style style:name="Table1.C2" style:family="table-cell">
      <style:table-cell-properties fo:background-color="#ffffff" fo:padding-left="0.0681in" fo:padding-right="0.075in" fo:padding-top="0in" fo:padding-bottom="0in" fo:border-left="0.5pt solid #000001" fo:border-right="none" fo:border-top="0.5pt solid #000001" fo:border-bottom="none">
        <style:background-image/>
      </style:table-cell-properties>
    </style:style>
    <style:style style:name="Table1.D2" style:family="table-cell">
      <style:table-cell-properties fo:background-color="#ffffff" fo:padding-left="0.0681in" fo:padding-right="0.075in" fo:padding-top="0in" fo:padding-bottom="0in" fo:border-left="0.5pt solid #000001" fo:border-right="none" fo:border-top="0.5pt solid #000001" fo:border-bottom="none">
        <style:background-image/>
      </style:table-cell-properties>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C3"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D3"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A4" style:family="table-cell">
      <style:table-cell-properties fo:background-color="#ffffff" fo:padding-left="0.075in" fo:padding-right="0.075in" fo:padding-top="0in" fo:padding-bottom="0in" fo:border="none">
        <style:background-image/>
      </style:table-cell-properties>
    </style:style>
    <style:style style:name="Table1.B4"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C4"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D4"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P1" style:family="paragraph" style:parent-style-name="Heading_20_Note">
      <style:paragraph-properties fo:padding="0.4307in" fo:border="none" style:shadow="#000000 0in 0in"/>
    </style:style>
    <style:style style:name="P2" style:family="paragraph" style:parent-style-name="Form_20_Field_20_Caption1">
      <style:paragraph-properties fo:padding="0.4307in" fo:border="none" style:shadow="#000000 0in 0in"/>
    </style:style>
    <style:style style:name="P3" style:family="paragraph" style:parent-style-name="Form_20_Field_20_Caption1">
      <style:paragraph-properties fo:padding="0.4307in" fo:border="none" style:shadow="#000000 0in 0in"/>
      <style:text-properties fo:font-size="11pt" style:font-size-asian="11pt"/>
    </style:style>
    <style:style style:name="P4" style:family="paragraph" style:parent-style-name="Form_20_Field_20_Caption">
      <style:text-properties fo:font-size="11pt" style:font-size-asian="11pt"/>
    </style:style>
    <style:style style:name="P5" style:family="paragraph" style:parent-style-name="Form_20_Field_20_Caption">
      <style:paragraph-properties fo:text-align="center" style:justify-single-word="false"/>
      <style:text-properties fo:font-size="11pt" style:font-size-asian="11pt"/>
    </style:style>
    <style:style style:name="P6" style:family="paragraph" style:parent-style-name="Form_20_Field_20_Caption">
      <style:text-properties fo:font-size="11pt" style:font-size-asian="11pt" style:font-size-complex="11pt"/>
    </style:style>
    <style:style style:name="P7" style:family="paragraph" style:parent-style-name="Form_20_Field_20_Caption">
      <style:paragraph-properties fo:text-align="center" style:justify-single-word="false"/>
      <style:text-properties fo:font-size="11pt" style:font-size-asian="11pt" style:font-size-complex="11pt"/>
    </style:style>
    <style:style style:name="P8" style:family="paragraph" style:parent-style-name="Form_20_Field_20_Caption">
      <style:paragraph-properties fo:text-align="center" style:justify-single-word="false"/>
    </style:style>
    <style:style style:name="P9"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style:font-size-asian="11pt" style:font-name-complex="Arial" style:font-size-complex="11pt"/>
    </style:style>
    <style:style style:name="P10" style:family="paragraph" style:parent-style-name="Text_20_Body">
      <style:paragraph-properties fo:margin-left="0in" fo:margin-right="0.078in" fo:line-height="102%" fo:text-align="justify" style:justify-single-word="false" fo:text-indent="0in" style:auto-text-indent="false"/>
      <style:text-properties fo:color="#231f20"/>
    </style:style>
    <style:style style:name="P11" style:family="paragraph" style:parent-style-name="Text_20_Body">
      <style:paragraph-properties fo:margin-left="0in" fo:margin-right="0.078in" fo:line-height="102%" fo:text-align="justify" style:justify-single-word="false" fo:text-indent="0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31f20" style:font-name-complex="Arial" style:font-size-complex="11pt"/>
    </style:style>
    <style:style style:name="P12" style:family="paragraph" style:parent-style-name="Normal">
      <style:paragraph-properties fo:line-height="0.222in">
        <style:tab-stops>
          <style:tab-stop style:position="0.4307in"/>
          <style:tab-stop style:position="1.6807in"/>
          <style:tab-stop style:position="4.8055in"/>
        </style:tab-stops>
      </style:paragraph-properties>
      <style:text-properties style:font-name-complex="Arial"/>
    </style:style>
    <style:style style:name="P13" style:family="paragraph" style:parent-style-name="Normal">
      <style:paragraph-properties fo:line-height="0.222in">
        <style:tab-stops>
          <style:tab-stop style:position="0.4307in"/>
          <style:tab-stop style:position="1.6807in"/>
          <style:tab-stop style:position="4.8055in"/>
        </style:tab-stops>
      </style:paragraph-properties>
    </style:style>
    <style:style style:name="P14" style:family="paragraph" style:parent-style-name="Normal">
      <style:paragraph-properties fo:margin-left="0in" fo:margin-right="0in" fo:line-height="0.222in" fo:text-indent="-0.0008in" style:auto-text-indent="false">
        <style:tab-stops>
          <style:tab-stop style:position="0.4307in"/>
          <style:tab-stop style:position="1.6807in"/>
          <style:tab-stop style:position="4.8055in"/>
        </style:tab-stops>
      </style:paragraph-properties>
    </style:style>
    <style:style style:name="P15" style:family="paragraph" style:parent-style-name="Normal">
      <style:paragraph-properties fo:margin-left="0in" fo:margin-right="0in" fo:line-height="0.222in" fo:text-indent="-0.0008in" style:auto-text-indent="false">
        <style:tab-stops>
          <style:tab-stop style:position="0.4307in"/>
          <style:tab-stop style:position="1.6807in"/>
          <style:tab-stop style:position="4.8055in"/>
        </style:tab-stops>
      </style:paragraph-properties>
      <style:text-properties style:font-name-complex="Arial"/>
    </style:style>
    <style:style style:name="P16" style:family="paragraph" style:parent-style-name="Normal">
      <style:paragraph-properties style:line-height-at-least="0.2083in" fo:background-color="#ffffff" style:vertical-align="baseline">
        <style:background-image/>
      </style:paragraph-properties>
    </style:style>
    <style:style style:name="P17" style:family="paragraph" style:parent-style-name="Plain_20_Text">
      <style:paragraph-properties style:line-height-at-least="0.2083in" fo:background-color="#ffffff" style:vertical-align="baseline">
        <style:background-image/>
      </style:paragraph-properties>
    </style:style>
    <style:style style:name="P18" style:family="paragraph" style:parent-style-name="Normal">
      <style:paragraph-properties fo:margin-left="0in" fo:margin-right="0in" style:line-height-at-least="0.2083in" fo:text-indent="-0.0201in" style:auto-text-indent="false" fo:background-color="#ffffff" style:vertical-align="baseline">
        <style:background-image/>
      </style:paragraph-properties>
    </style:style>
    <style:style style:name="P19" style:family="paragraph" style:parent-style-name="Plain_20_Text">
      <style:text-properties style:font-name="Arial" style:font-name-complex="Arial"/>
    </style:style>
    <style:style style:name="P20" style:family="paragraph" style:parent-style-name="Plain_20_Text">
      <style:paragraph-properties fo:margin-left="0in" fo:margin-right="0.5in" fo:line-height="0.1665in" fo:orphans="0" fo:widows="0" fo:text-indent="0in" style:auto-text-indent="false">
        <style:tab-stops>
          <style:tab-stop style:position="0.4307in"/>
          <style:tab-stop style:position="4.8055in"/>
        </style:tab-stops>
      </style:paragraph-properties>
    </style:style>
    <style:style style:name="P21" style:family="paragraph" style:parent-style-name="Normal">
      <style:paragraph-properties fo:margin-left="0.0555in" fo:margin-right="0.5in" fo:line-height="0.1665in" fo:orphans="0" fo:widows="0" fo:text-indent="0in" style:auto-text-indent="false">
        <style:tab-stops>
          <style:tab-stop style:position="0.3752in"/>
          <style:tab-stop style:position="4.75in"/>
        </style:tab-stops>
      </style:paragraph-properties>
      <style:text-properties style:font-name="Times" style:font-name-complex="Times"/>
    </style:style>
    <style:style style:name="P22" style:family="paragraph" style:parent-style-name="Normal">
      <style:paragraph-properties fo:margin-left="0.0555in" fo:margin-right="0.5in" fo:line-height="0.1665in" fo:orphans="0" fo:widows="0" fo:text-indent="0in" style:auto-text-indent="false">
        <style:tab-stops>
          <style:tab-stop style:position="0.3752in"/>
          <style:tab-stop style:position="4.75in"/>
        </style:tab-stops>
      </style:paragraph-properties>
    </style:style>
    <style:style style:name="P23" style:family="paragraph" style:parent-style-name="Heading_20_1">
      <style:paragraph-properties fo:text-align="start" style:justify-single-word="false"/>
    </style:style>
    <style:style style:name="P24" style:family="paragraph" style:parent-style-name="Heading_20_2">
      <style:text-properties style:font-name-complex="Arial"/>
    </style:style>
    <style:style style:name="P25" style:family="paragraph" style:parent-style-name="OMB_20_Info" style:master-page-name="MP0">
      <style:paragraph-properties style:page-number="auto" fo:break-before="page"/>
    </style:style>
    <style:style style:name="T1" style:family="text">
      <style:text-properties fo:font-size="11pt" style:font-size-asian="11pt"/>
    </style:style>
    <style:style style:name="T2" style:family="text">
      <style:text-properties style:font-name-complex="Arial"/>
    </style:style>
    <style:style style:name="T3" style:family="text">
      <style:text-properties fo:font-weight="bold" style:font-weight-asian="bold" style:font-name-complex="Arial"/>
    </style:style>
    <style:style style:name="T4" style:family="text">
      <style:text-properties fo:font-weight="bold" style:font-weight-asian="bold" style:font-name-complex="Times"/>
    </style:style>
    <style:style style:name="T5" style:family="text">
      <style:text-properties style:font-name="Arial" style:font-name-asian="Arial" style:font-name-complex="Arial"/>
    </style:style>
    <style:style style:name="T6" style:family="text">
      <style:text-properties style:font-name="Arial" style:font-name-complex="Arial"/>
    </style:style>
    <style:style style:name="T7" style:family="text">
      <style:text-properties style:font-name="Arial" style:font-name-complex="Arial" style:font-size-complex="11pt"/>
    </style:style>
    <style:style style:name="T8" style:family="text">
      <style:text-properties style:font-name="Arial" fo:font-style="italic" style:font-style-asian="italic" style:font-name-complex="Arial"/>
    </style:style>
    <style:style style:name="T9" style:family="text">
      <style:text-properties style:font-name="Arial" fo:font-style="italic" fo:font-weight="bold" style:font-style-asian="italic" style:font-weight-asian="bold" style:font-name-complex="Arial" style:font-weight-complex="bold"/>
    </style:style>
    <style:style style:name="T10" style:family="text">
      <style:text-properties style:font-name="Arial" fo:font-weight="bold" style:font-weight-asian="bold" style:font-name-complex="Arial" style:font-weight-complex="bold"/>
    </style:style>
    <style:style style:name="T11" style:family="text">
      <style:text-properties style:font-name-complex="Times"/>
    </style:style>
    <style:style style:name="T12" style:family="text">
      <style:text-properties officeooo:rsid="00006fba"/>
    </style:style>
    <style:style style:name="T13" style:family="text">
      <style:text-properties officeooo:rsid="000178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OMB_20_Info">OMB No. 0925-0001/0002 (Rev. 08/12 Approved Through 8/31/2015)</text:p>
      <text:p text:style-name="Heading">BIOGRAPHICAL SKETCH</text:p>
      <text:p text:style-name="P1">Provide the following information for the Senior/key personnel and other significant contributors.<text:line-break/>Follow this format for each person. <text:s/>DO NOT EXCEED FIVE PAGES.</text:p>
      <text:p text:style-name="P3">NAME: Peter Brandon Reintjes</text:p>
      <text:p text:style-name="P3">eRA COMMONS USER NAME (credential, e.g., agency login): PReintjes</text:p>
      <text:p text:style-name="P3">POSITION TITLE: Exhibits Engineer, North Carolina Museum of Life and Science</text:p>
      <text:p text:style-name="P2"><text:span text:style-name="Default_20_Paragraph_20_Font"><text:span text:style-name="T1">EDUCATION/TRAINING </text:span></text:span><text:span text:style-name="Emphasis"><text:span text:style-name="T1">(Begin with baccalaureate or other initial professional education, such as nursing, include postdoctoral training and residency training if applicable. Add/delete rows as necessary.)</text:span></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INSTITUTION AND LOCATION</text:p>
            </table:table-cell>
            <table:table-cell table:style-name="Table1.B1" office:value-type="string">
              <text:p text:style-name="P5">DEGREE</text:p>
              <text:p text:style-name="P8"><text:span text:style-name="Emphasis"><text:span text:style-name="T1">(if applicable)</text:span></text:span></text:p>
              <text:p text:style-name="P4"/>
            </table:table-cell>
            <table:table-cell table:style-name="Table1.B1" office:value-type="string">
              <text:p text:style-name="P5">Completion Date</text:p>
              <text:p text:style-name="P5">MM/YYYY</text:p>
              <text:p text:style-name="P4"/>
            </table:table-cell>
            <table:table-cell table:style-name="Table1.B1" office:value-type="string">
              <text:p text:style-name="P5">FIELD OF STUDY</text:p>
              <text:p text:style-name="P4"/>
            </table:table-cell>
          </table:table-row>
        </table:table-header-rows>
        <table:table-row table:style-name="Table1.2">
          <table:table-cell table:style-name="Table1.A2" office:value-type="string">
            <text:p text:style-name="P6">University of North Carolina, Chapel Hill</text:p>
          </table:table-cell>
          <table:table-cell table:style-name="Table1.B2" office:value-type="string">
            <text:p text:style-name="P7">B.S.</text:p>
          </table:table-cell>
          <table:table-cell table:style-name="Table1.C2" office:value-type="string">
            <text:p text:style-name="P7">1980</text:p>
          </table:table-cell>
          <table:table-cell table:style-name="Table1.D2" office:value-type="string">
            <text:p text:style-name="P7">Physics</text:p>
          </table:table-cell>
        </table:table-row>
        <table:table-row table:style-name="Table1.2">
          <table:table-cell table:style-name="Table1.A3" office:value-type="string">
            <text:p text:style-name="P6">Visiting Scientist, IBM T.J. Watson Research Center</text:p>
            <text:p text:style-name="P6">(technically a post-doctoral position, but based upon my research and publications rather than an academic degree)</text:p>
          </table:table-cell>
          <table:table-cell table:style-name="Table1.B3" office:value-type="string">
            <text:p text:style-name="P7"/>
          </table:table-cell>
          <table:table-cell table:style-name="Table1.C3" office:value-type="string">
            <text:p text:style-name="P7">1995</text:p>
          </table:table-cell>
          <table:table-cell table:style-name="Table1.D3" office:value-type="string">
            <text:p text:style-name="P7">Logic Programming</text:p>
          </table:table-cell>
        </table:table-row>
        <table:table-row table:style-name="Table1.2">
          <table:table-cell table:style-name="Table1.A4" office:value-type="string">
            <text:p text:style-name="P6"/>
          </table:table-cell>
          <table:table-cell table:style-name="Table1.B4" office:value-type="string">
            <text:p text:style-name="P7"/>
          </table:table-cell>
          <table:table-cell table:style-name="Table1.C4" office:value-type="string">
            <text:p text:style-name="P7"/>
          </table:table-cell>
          <table:table-cell table:style-name="Table1.D4" office:value-type="string">
            <text:p text:style-name="P7"/>
          </table:table-cell>
        </table:table-row>
      </table:table>
      <text:p text:style-name="Data_20_Field_20_11pt-Single"/>
      <text:p text:style-name="Normal"><text:span text:style-name="Strong_20_Emphasis">NOTE: The Biographical Sketch may not exceed five pages. Follow the formats and instructions below. </text:span></text:p>
      <text:h text:style-name="P23" text:outline-level="1">A.<text:tab/>Personal Statement</text:h>
      <text:h text:style-name="P23" text:outline-level="1"/>
      <text:p text:style-name="P9">I have been working for many years on the automation of complex, repetitive, laboratory processes using a variety of technologies including low-cost computational systems such as micro-controllers, single-board Linux-based computers, 3D printing technology, open-source scientific software tools including Python, OpenCV, and Prolog. <text:s/>By exploiting developments in low-cost computation and sensor technology, I can construct customized high-throughput platforms for research environments with orders-of-magnitude lower cost and as a flexible alternative to more expensive equipment which are not easily modified and integrated. </text:p>
      <text:p>My career has been one of highly interdisciplinary work in research organizations, and I <text:span text:style-name="T12">I have frequently found myself working at the </text:span>nexus of Electronics, Software Engineering, and Molecular Biology which is, happily, what I find myself doing today.</text:p>
      <text:p>My first publication in electronic design dates from my sophomore year <text:span text:style-name="T12">at the University of North Carolina and </text:span>the next year, I was employed by the <text:span text:style-name="T12">C</text:span>omputer <text:span text:style-name="T12">S</text:span>cience to build computer graphics devices for graduate research, specifically, protein crystallography visualization. <text:s/>After completing my physics degree, I developed micro-code for a new Data General computer and two years later was offered a research position at the Microelectronics Center of North Carolina. My work there eventually led to an <text:span text:style-name="T12">unsolicited </text:span>invitation to be a Visiting Scientist at the IBM T. J. Watson Laboratory. Before this fellowship was completed, I accepted a staff position at IBM Research.</text:p>
      <text:p><text:soft-page-break/>As instrumentation consultant for Innatrix, I find a perfect outlet for my experience in the design of electronic systems, software development in application, database, networking, and systems programming on UNIX/Linux and Windows platforms, as well as machine-shop experience fabricating devices from aluminum, stainless-steel, wood, and plastic, together with a life-long interest in and occasional opportunities to contribute to protein structure research.</text:p>
      <text:p/>
      <text:h text:style-name="P23" text:outline-level="1">B.<text:tab/>Positions and Honors</text:h>
      <text:p text:style-name="P12"><text:s/>1977-1980 <text:s/>Graphics Laboratory Engineer, University of North Carolina, Computer Science Dept.</text:p>
      <text:p text:style-name="P13"><text:s/><text:span text:style-name="Default_20_Paragraph_20_Font"><text:span text:style-name="T2">1980-1982 <text:s/>Microcode Programmer/Engineer, Data General Corporation <text:s/><text:tab/></text:span></text:span></text:p>
      <text:p text:style-name="P13"><text:s/><text:span text:style-name="Default_20_Paragraph_20_Font"><text:span text:style-name="T2">1982-1989 <text:s/>Member of Technical Staff, Microelectronics Center of North Carolina</text:span></text:span></text:p>
      <text:p text:style-name="P13"><text:s/>1990-1993<text:span text:style-name="Default_20_Paragraph_20_Font"><text:span text:style-name="T2"> <text:s/>Applications Engineer, Quintus Corporation</text:span></text:span></text:p>
      <text:p text:style-name="P13"><text:s/><text:span text:style-name="Default_20_Paragraph_20_Font"><text:span text:style-name="T2">1993-1995 <text:s/>Visiting Scientist (then staff), IBM T. <text:s/>J. Watson Research Center</text:span></text:span></text:p>
      <text:p text:style-name="P13"><text:s/><text:span text:style-name="Default_20_Paragraph_20_Font"><text:span text:style-name="T2">1995-1999 <text:s/>Principal Staff, <text:s/>NetSpeak Corporation</text:span></text:span></text:p>
      <text:p text:style-name="P12"><text:s/>1999-2002 <text:s/>Principal Staff, <text:s/>Etchstone Corporation</text:p>
      <text:p text:style-name="P13"><text:s/>2003-2006 <text:s/>Director, Free Electronics Laboratory<text:span text:style-name="Default_20_Paragraph_20_Font"><text:span text:style-name="T2">, Durham North Carolina</text:span></text:span></text:p>
      <text:p text:style-name="P14"><text:s/><text:span text:style-name="Default_20_Paragraph_20_Font"><text:span text:style-name="T2">2007<text:tab/> <text:s text:c="9"/>Contractor, GlaxoSmithKline Research</text:span></text:span></text:p>
      <text:p text:style-name="P15"><text:s/>2007-Pres. Exhibits Engineer, North Carolina Museum of Life and Science (NCMLS)</text:p>
      <text:p text:style-name="P15"><text:s/>2009-2015 <text:s/>Board of Directors/Vice President, The Scrap Exchange</text:p>
      <text:p text:style-name="P15"><text:s/>2012 <text:s text:c="10"/>Statistician, GlaxoSmithKline (8-month leave from NCMLS) </text:p>
      <text:p text:style-name="P15"><text:s/>2012-Pres <text:s text:c="2"/>Instrumentation Builder/<text:span text:style-name="T13">Member of Scientific Advisory Board</text:span>, Innatrix</text:p>
      <text:p text:style-name="P14"/>
      <text:p text:style-name="P13"><text:s/></text:p>
      <text:h text:style-name="P24" text:outline-level="2"/>
      <text:h text:style-name="P23" text:outline-level="1">C<text:tab/>Contribution to Science</text:h>
      <text:p text:style-name="P16"><text:span text:style-name="Default_20_Paragraph_20_Font"><text:span text:style-name="T3">3D Display for Protein Structure Modeling. </text:span></text:span><text:span text:style-name="Default_20_Paragraph_20_Font"><text:span text:style-name="T2"><text:s/>Developed three different display systems for the simultaneous display of protein models and crystallography data for the GRIP project at UNC-CH between 1976 and 1980.</text:span></text:span></text:p>
      <text:p text:style-name="P16"><text:span text:style-name="Default_20_Paragraph_20_Font"><text:span text:style-name="T3">CAD Software, IC Design, Bio Informatics. </text:span></text:span><text:span text:style-name="Default_20_Paragraph_20_Font"><text:span text:style-name="T2"><text:s/>Member of the team developing the VIVID symbolic layout system for Very Large Scale Integrated circuit design at the Microelectronics Center of North Carolina and IBM Corporation. Developed two CMOS chip architectures for Biological Sequence Analysis with C. Thomas White (UNC Program in Molecular Biology). The first, CAP (Combinatorial Array Processor) was manufactured and tested at MCNC in 1985. The second, BIOSCAN was used for molecular biology research at UNC-Chapel Hill and the National Library of Medicine in Washington, DC.</text:span></text:span></text:p>
      <text:p text:style-name="P16"><text:span text:style-name="Default_20_Paragraph_20_Font"><text:span text:style-name="T3">Internet Telephony. <text:s/></text:span></text:span><text:span text:style-name="Default_20_Paragraph_20_Font"><text:span text:style-name="T2">Member of the Netspeak development team for one of the first internet telephone systems. Compression and encryption of low-latency audio and out-of-band data delivery systems. I was the team leader for the large-scale automated call handing and queuing system.</text:span></text:span></text:p>
      <text:p text:style-name="P17"><text:soft-page-break/><text:span text:style-name="Default_20_Paragraph_20_Font"><text:span text:style-name="T5"><text:s/></text:span></text:span><text:span text:style-name="Default_20_Paragraph_20_Font"><text:span text:style-name="T6">U.S. Patent #6,178,453 “Virtual circuit switching architecture for IP-telephony and collaborative computing applications”.</text:span></text:span></text:p>
      <text:p text:style-name="P16"><text:span text:style-name="Default_20_Paragraph_20_Font"><text:span text:style-name="T3">Etchstone Slate. <text:s text:c="2"/></text:span></text:span><text:span text:style-name="Default_20_Paragraph_20_Font"><text:span text:style-name="T2">Principal designer/developer of the hardware and software for a Linux-based mobile computing platform to capture handwriting and audio for web-based collaboration.</text:span></text:span></text:p>
      <text:p text:style-name="Plain_20_Text"><text:span text:style-name="Default_20_Paragraph_20_Font"><text:span text:style-name="T6">U.S. Patent #6,912,308 “</text:span></text:span><text:span text:style-name="Default_20_Paragraph_20_Font"><text:span text:style-name="T7">Apparatus and method for automatic form recognition and pagination</text:span></text:span><text:span text:style-name="Default_20_Paragraph_20_Font"><text:span text:style-name="T6">”.</text:span></text:span></text:p>
      <text:p text:style-name="Plain_20_Text"><text:span text:style-name="Default_20_Paragraph_20_Font"><text:span text:style-name="T6">U.S. Patent #</text:span></text:span><text:span text:style-name="Default_20_Paragraph_20_Font"><text:span text:style-name="T7">6,618,040</text:span></text:span><text:span text:style-name="Default_20_Paragraph_20_Font"><text:span text:style-name="T6"> “</text:span></text:span><text:span text:style-name="Default_20_Paragraph_20_Font"><text:span text:style-name="T7">Apparatus and method for indexing into an electronic document to locate a page or a graphical image</text:span></text:span><text:span text:style-name="Default_20_Paragraph_20_Font"><text:span text:style-name="T6">”.</text:span></text:span></text:p>
      <text:p text:style-name="P18"><text:span text:style-name="Default_20_Paragraph_20_Font"><text:span text:style-name="T3">Protein interaction network visualization at GlaxoSmithKline. <text:s/></text:span></text:span><text:span text:style-name="Default_20_Paragraph_20_Font"><text:span text:style-name="T2">Perl, C/C++, and database programming for search and visualization of large protein-protein interaction databases.</text:span></text:span></text:p>
      <text:p text:style-name="P18"><text:span text:style-name="Default_20_Paragraph_20_Font"><text:span text:style-name="T3">Assay Development for GlaxoSmithKline <text:s/></text:span></text:span><text:span text:style-name="Default_20_Paragraph_20_Font"><text:span text:style-name="T2">Python, C/C++, Matlab, and Perl programming for large-scale sequence analysis tasks related to nucleic assay development (Multiplex PCR/signaling) at GlaxoSmithKline. Scripts to automate usage of NCBI BLAST+, PrimerBLAST, and Primer3. Maintained a local BLAST database of all GenBank(NR) sequences, and built all open-source tools locally to allow for substantive modifications. <text:s/>Developed and automated a work-flow for in-silica nucleic assay development with Web-based monitoring.</text:span></text:span></text:p>
      <text:p text:style-name="P18"><text:span text:style-name="Default_20_Paragraph_20_Font"><text:span text:style-name="T4">Exhibits Engineer at the Museum of Life and Science. </text:span></text:span><text:span text:style-name="Default_20_Paragraph_20_Font"><text:span text:style-name="T11">Design and maintenance of electronic systems for audio, video, and motion control including Windows, Linux, and microcontroller-based interactive exhibits. Design and machining of custom aluminum and stainless steel parts, 3D printing in ABS, PLA, and nylon, power circuits for AC, DC and stepper motor systems, lasers, </text:span></text:span>mechanical and electronic design of chemical-handling robotic systems with high-level (Prolog/Constraint-logic programming) software control.</text:p>
      <text:h text:style-name="Heading_20_2" text:outline-level="2">Relevant Publications, Other Patents</text:h>
      <text:p text:style-name="Body_20_Text_20_2">U.S. Patent #5,728,963 for "Low-Power Music Synthesizer and Transmitter", technology for short-range radio-based toys and radio-location devices</text:p>
      <text:p text:style-name="P19">Reintjes, P.B. Stretching Homologies to the Breaking Point, Banquet Speech, ICPAP/PACT, Paris, April 1995.</text:p>
      <text:p text:style-name="Plain_20_Text"><text:span text:style-name="Default_20_Paragraph_20_Font"><text:span text:style-name="T6">Reintjes, P.B. Rajgopal S. MULTI/PLEX: Tools for Formal Languages, Programming Environments Workshop</text:span></text:span><text:span text:style-name="Default_20_Paragraph_20_Font"><text:span text:style-name="T8">, International Conference and Symposium on Logic Programming</text:span></text:span><text:span text:style-name="Default_20_Paragraph_20_Font"><text:span text:style-name="T6">, Vancouver, November 1993.</text:span></text:span></text:p>
      <text:p text:style-name="Plain_20_Text"><text:span text:style-name="Default_20_Paragraph_20_Font"><text:span text:style-name="T6">Reintjes, P.B. Elegant Technologies, Invited Talk</text:span></text:span><text:span text:style-name="Default_20_Paragraph_20_Font"><text:span text:style-name="T8">, </text:span></text:span><text:span text:style-name="Default_20_Paragraph_20_Font"><text:span text:style-name="T9">International Conference on the Practical Applications of Prolog</text:span></text:span><text:span text:style-name="Default_20_Paragraph_20_Font"><text:span text:style-name="T6">, ALP, London, April 1992.</text:span></text:span></text:p>
      <text:p text:style-name="Plain_20_Text"><text:span text:style-name="Default_20_Paragraph_20_Font"><text:span text:style-name="T6">Reintjes P.B. A Set of Tools for VHDL Design*</text:span></text:span><text:span text:style-name="Default_20_Paragraph_20_Font"><text:span text:style-name="T8">, </text:span></text:span><text:span text:style-name="Default_20_Paragraph_20_Font"><text:span text:style-name="T9">International Conference on Logic Programming</text:span></text:span><text:span text:style-name="Default_20_Paragraph_20_Font"><text:span text:style-name="T6">, Paris, June 1991. MIT Press.</text:span></text:span></text:p>
      <text:p text:style-name="Plain_20_Text"><text:span text:style-name="Default_20_Paragraph_20_Font"><text:span text:style-name="T6">*Also appears in </text:span></text:span><text:span text:style-name="Default_20_Paragraph_20_Font"><text:span text:style-name="T9">Logic Programming in Action: Proceedings of the Second International Logic Programming Summer School</text:span></text:span><text:span text:style-name="Default_20_Paragraph_20_Font"><text:span text:style-name="T6">, Zurich, September 1992, Springer-Verlag.</text:span></text:span></text:p>
      <text:p text:style-name="Plain_20_Text"><text:span text:style-name="Default_20_Paragraph_20_Font"><text:span text:style-name="T6">White et al. BIOSCAN: A VLSI-Based System for Biosequence Analysis, </text:span></text:span><text:span text:style-name="Default_20_Paragraph_20_Font"><text:span text:style-name="T9">1991 IEEE International Conference on Computer Design</text:span></text:span><text:span text:style-name="Default_20_Paragraph_20_Font"><text:span text:style-name="T6">, October 1991, IEEE Computer Society Press.</text:span></text:span></text:p>
      <text:p text:style-name="Plain_20_Text"><text:span text:style-name="Default_20_Paragraph_20_Font"><text:span text:style-name="T6">Reintjes, P.B. PREDITOR: A Prolog-based VLSI Editor, </text:span></text:span><text:span text:style-name="Default_20_Paragraph_20_Font"><text:span text:style-name="T9">The Practice of Prolog</text:span></text:span><text:span text:style-name="Default_20_Paragraph_20_Font"><text:span text:style-name="T6">, Leon Sterling, Editor, pp.21-72, November 1990, MIT Press.</text:span></text:span></text:p>
      <text:p text:style-name="Plain_20_Text"><text:span text:style-name="Default_20_Paragraph_20_Font"><text:span text:style-name="T6">Reintjes, P.B. A VHDL Parser in Prolog, </text:span></text:span><text:span text:style-name="Default_20_Paragraph_20_Font"><text:span text:style-name="T10">MCNC Technical Report 90-41</text:span></text:span><text:span text:style-name="Default_20_Paragraph_20_Font"><text:span text:style-name="T6">, March 1990, Microelectronics Center of North Carolina.</text:span></text:span></text:p>
      <text:p text:style-name="Plain_20_Text"><text:span text:style-name="Default_20_Paragraph_20_Font"><text:span text:style-name="T6">Reintjes, P.B. AUNT: A Universal Netlist Translator, </text:span></text:span><text:span text:style-name="Default_20_Paragraph_20_Font"><text:span text:style-name="T9">1987 Symposium on Logic Programming</text:span></text:span><text:span text:style-name="Default_20_Paragraph_20_Font"><text:span text:style-name="T6">, September 1987, IEEE Computer Society Press, also in </text:span></text:span><text:span text:style-name="Default_20_Paragraph_20_Font"><text:span text:style-name="T9">Journal of Logic Programming</text:span></text:span><text:span text:style-name="Default_20_Paragraph_20_Font"><text:span text:style-name="T6">, 1990:8:5-19 North Holland.</text:span></text:span></text:p>
      <text:p text:style-name="Plain_20_Text"><text:soft-page-break/><text:span text:style-name="Default_20_Paragraph_20_Font"><text:span text:style-name="T6">Reintjes, P.B. AI Methodology as a Key for Software Re-usability, </text:span></text:span><text:span text:style-name="Default_20_Paragraph_20_Font"><text:span text:style-name="T9">Tools for Artificial Intelligence</text:span></text:span><text:span text:style-name="Default_20_Paragraph_20_Font"><text:span text:style-name="T8"> - TAI-89</text:span></text:span><text:span text:style-name="Default_20_Paragraph_20_Font"><text:span text:style-name="T6">, October 1989, IEEE Computer Society Press.</text:span></text:span></text:p>
      <text:p text:style-name="Plain_20_Text"><text:span text:style-name="Default_20_Paragraph_20_Font"><text:span text:style-name="T6">Reintjes, P.B. AI Languages and Software Engineering, </text:span></text:span><text:span text:style-name="Default_20_Paragraph_20_Font"><text:span text:style-name="T9">AAAI Spring Symposium</text:span></text:span><text:span text:style-name="Default_20_Paragraph_20_Font"><text:span text:style-name="T6">, March 1989, Stanford University.</text:span></text:span></text:p>
      <text:p text:style-name="Plain_20_Text"><text:span text:style-name="Default_20_Paragraph_20_Font"><text:span text:style-name="T6">Reintjes, P.B. A VLSI Design Environment in Prolog, </text:span></text:span><text:span text:style-name="Default_20_Paragraph_20_Font"><text:span text:style-name="T9">Logic Programming: The Proceedings of the Fifth International Conference and Symposium</text:span></text:span><text:span text:style-name="Default_20_Paragraph_20_Font"><text:span text:style-name="T6">, August 1988, MIT Press</text:span></text:span></text:p>
      <text:p text:style-name="Plain_20_Text"><text:span text:style-name="Default_20_Paragraph_20_Font"><text:span text:style-name="T6">Reintjes, P.B. Network Tools: Ideas for Intelligent Network Software, </text:span></text:span><text:span text:style-name="Default_20_Paragraph_20_Font"><text:span text:style-name="T10">Byte Magazine</text:span></text:span><text:span text:style-name="Default_20_Paragraph_20_Font"><text:span text:style-name="T6">, October 1981.</text:span></text:span></text:p>
      <text:p text:style-name="P19">Reintjes, P.B. UNIX/C Seminars, 1980, Eatoin Corporation.</text:p>
      <text:p text:style-name="Plain_20_Text"><text:span text:style-name="Default_20_Paragraph_20_Font"><text:span text:style-name="T6">Reintjes, P.B. Phase-Locked Waveform Generator, </text:span></text:span><text:span text:style-name="Default_20_Paragraph_20_Font"><text:span text:style-name="T9">Electronics</text:span></text:span><text:span text:style-name="Default_20_Paragraph_20_Font"><text:span text:style-name="T6">, February 1978, McGraw-Hill.</text:span></text:span></text:p>
      <text:p text:style-name="P20"><text:span text:style-name="Default_20_Paragraph_20_Font"><text:span text:style-name="T6">Reintjes, P.B. Self-gating Sample-and-Hold Controls Oscillator Frequency, </text:span></text:span><text:span text:style-name="Default_20_Paragraph_20_Font"><text:span text:style-name="T9">Electronics</text:span></text:span><text:span text:style-name="Default_20_Paragraph_20_Font"><text:span text:style-name="T6">, June 1977.</text:span></text:span></text:p>
      <text:p text:style-name="P21"/>
      <text:p text:style-name="P22"/>
      <text:h text:style-name="P23" text:outline-level="1"/>
      <text:h text:style-name="P23" text:outline-level="1">D.<text:tab/>Research Support</text:h>
      <text:p text:style-name="Normal"/>
      <text:p text:style-name="Data_20_Field_20_11pt-Sing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mily-generic="roman"/>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Arial1" fo:font-family="Arial, Helvetica" style:font-family-generic="roman"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Normal"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text-align="center" style:justify-single-word="false" fo:hyphenation-ladder-count="no-limit" fo:padding-left="0.4307in" fo:padding-right="0.4307in" fo:padding-top="0in" fo:padding-bottom="0.4307in" fo:border-left="none" fo:border-right="none" fo:border-top="0.51pt solid #00000a" fo:border-bottom="none" style:shadow="none"/>
      <style:text-properties fo:font-weight="bold" style:font-weight-asian="bold" style:font-name-complex="Arial" style:font-family-complex="Arial" style:font-family-generic-complex="swiss" style:font-pitch-complex="variable" style:font-size-complex="11pt" style:font-weight-complex="bold" fo:hyphenate="false"/>
    </style:style>
    <style:style style:name="Heading_20_2" style:display-name="Heading 2" style:family="paragraph" style:parent-style-name="Subtitle" style:default-outline-level="2" style:class="text">
      <style:paragraph-properties fo:hyphenation-ladder-count="no-limit"/>
      <style:text-properties fo:hyphenate="false"/>
    </style:style>
    <style:style style:name="Heading_20_3" style:display-name="Heading 3" style:family="paragraph" style:parent-style-name="Heading" style:default-outline-level="3" style:class="text">
      <style:paragraph-properties fo:orphans="0" fo:widows="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Normal" style:family="paragraph">
      <style:paragraph-properties fo:hyphenation-ladder-count="no-limit" style:punctuation-wrap="simple"/>
      <style:text-properties fo:color="#00000a"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List" style:family="paragraph" style:parent-style-name="Text_20_body" style:class="list">
      <style:paragraph-properties fo:hyphenation-ladder-count="no-limit"/>
      <style:text-properties style:font-name="Calibri" fo:font-family="Calibri" style:font-family-generic="swiss" style:font-pitch="variable" style:font-name-complex="Mangal" style:font-family-complex="Mangal" style:font-family-generic-complex="roman" style:font-pitch-complex="variable"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style:font-name="Calibri" fo:font-family="Calibri" style:font-family-generic="swiss" style:font-pitch="variable" fo:font-size="12pt" fo:font-style="italic" style:font-size-asian="12pt" style:font-style-asian="italic" style:font-name-complex="Mangal" style:font-family-complex="Mangal" style:font-family-generic-complex="roman" style:font-pitch-complex="variable" style:font-style-complex="italic" fo:hyphenate="false"/>
    </style:style>
    <style:style style:name="Index" style:family="paragraph" style:parent-style-name="Normal" style:class="index">
      <style:paragraph-properties fo:hyphenation-ladder-count="no-limit" text:number-lines="false" text:line-number="0"/>
      <style:text-properties style:font-name="Calibri" fo:font-family="Calibri" style:font-family-generic="swiss" style:font-pitch="variable" style:font-name-complex="Mangal" style:font-family-complex="Mangal" style:font-family-generic-complex="roman" style:font-pitch-complex="variable" fo:hyphenate="false"/>
    </style:style>
    <style:style style:name="Subtitle" style:family="paragraph" style:parent-style-name="Normal" style:class="chapter">
      <style:paragraph-properties fo:margin-top="0.25in" fo:margin-bottom="0.0835in" style:contextual-spacing="false" fo:hyphenation-ladder-count="no-limit" fo:keep-with-next="always"/>
      <style:text-properties fo:font-weight="bold" style:font-weight-asian="bold" fo:hyphenate="false"/>
    </style:style>
    <style:style style:name="List_20_Bullet" style:display-name="List Bullet"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2" style:display-name="List Bullet 2"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3" style:display-name="List Bullet 3"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4" style:display-name="List Bullet 4"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5" style:display-name="List Bullet 5"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 style:display-name="List Number"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2" style:display-name="List Number 2"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3" style:display-name="List Number 3"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4" style:display-name="List Number 4"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5" style:display-name="List Number 5"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Text_20_body_20_indent" style:display-name="Text body indent" style:family="paragraph" style:parent-style-name="Normal" style:class="text">
      <style:paragraph-properties fo:margin-left="0.5in" fo:margin-right="0in" fo:text-align="justify" style:justify-single-word="false" fo:hyphenation-ladder-count="no-limit" fo:text-indent="0in" style:auto-text-indent="false">
        <style:tab-stops/>
      </style:paragraph-properties>
      <style:text-properties fo:color="#ff0000" fo:font-size="10pt" style:font-size-asian="10pt" style:font-name-complex="Arial" style:font-family-complex="Arial" style:font-family-generic-complex="swiss" style:font-pitch-complex="variable" style:font-size-complex="10pt" fo:hyphenate="false"/>
    </style:style>
    <style:style style:name="Normal_20__28_Web_29_" style:display-name="Normal (Web)" style:family="paragraph" style:parent-style-name="Normal">
      <style:paragraph-properties fo:margin-top="0.1945in" fo:margin-bottom="0.1945in" style:contextual-spacing="false" fo:hyphenation-ladder-count="no-limit"/>
      <style:text-properties style:font-name-asian="Arial Unicode MS" style:font-family-asian="'Arial Unicode MS'" style:font-family-generic-asian="swiss" style:font-pitch-asian="variable"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Data_20_Field_20_11pt-Single" style:display-name="Data Field 11pt-Single" style:family="paragraph" style:parent-style-name="Normal">
      <style:paragraph-properties fo:hyphenation-ladder-count="no-limit"/>
      <style:text-properties style:font-name-complex="Arial" style:font-family-complex="Arial" style:font-family-generic-complex="swiss" style:font-pitch-complex="variable" style:font-size-complex="10pt" fo:hyphenate="false"/>
    </style:style>
    <style:style style:name="Heading_20_Note" style:display-name="Heading Note" style:family="paragraph" style:parent-style-name="Normal">
      <style:paragraph-properties fo:margin-top="0.028in" fo:margin-bottom="0.028in" style:contextual-spacing="false" fo:text-align="center" style:justify-single-word="false" fo:hyphenation-ladder-count="no-limit" fo:padding-left="0.4307in" fo:padding-right="0.4307in" fo:padding-top="0.4307in" fo:padding-bottom="0in" fo:border-left="none" fo:border-right="none" fo:border-top="none" fo:border-bottom="0.51pt solid #00000a" style:shadow="#000000 0.0035in 0.0035in"/>
      <style:text-properties fo:font-size="8pt" style:font-size-asian="8pt" style:font-name-complex="Arial" style:font-family-complex="Arial" style:font-family-generic-complex="swiss" style:font-pitch-complex="variable" style:font-size-complex="8pt" style:font-style-complex="italic" fo:hyphenate="false"/>
    </style:style>
    <style:style style:name="Form_20_Field_20_Caption" style:display-name="Form Field Caption" style:family="paragraph" style:parent-style-name="Normal">
      <style:paragraph-properties fo:hyphenation-ladder-count="no-limit">
        <style:tab-stops>
          <style:tab-stop style:position="0.1874in"/>
        </style:tab-stops>
      </style:paragraph-properties>
      <style:text-properties fo:font-size="8pt" style:font-size-asian="8pt" style:font-name-complex="Arial" style:font-family-complex="Arial" style:font-family-generic-complex="swiss" style:font-pitch-complex="variable" style:font-size-complex="8pt" fo:hyphenate="false"/>
    </style:style>
    <style:style style:name="Subtitle_20_2" style:display-name="Subtitle 2" style:family="paragraph" style:parent-style-name="Subtitle">
      <style:paragraph-properties fo:margin-top="0.1665in" fo:margin-bottom="0in" style:contextual-spacing="false" fo:hyphenation-ladder-count="no-limit"/>
      <style:text-properties style:text-underline-style="solid" style:text-underline-width="auto" style:text-underline-color="font-color" style:text-underline-mode="continuous" style:text-overline-mode="continuous" style:text-line-through-mode="continuous" style:font-size-complex="10pt" style:font-weight-complex="bold" fo:hyphenate="false"/>
    </style:style>
    <style:style style:name="OMB_20_Info" style:display-name="OMB Info" style:family="paragraph" style:parent-style-name="Normal">
      <style:paragraph-properties fo:margin-top="0in" fo:margin-bottom="0.0835in" style:contextual-spacing="false" fo:text-align="end" style:justify-single-word="false" fo:hyphenation-ladder-count="no-limit"/>
      <style:text-properties fo:font-size="8pt" style:font-size-asian="8pt" fo:hyphenate="false"/>
    </style:style>
    <style:style style:name="Form_20_Field_20_Caption1" style:display-name="Form Field Caption1" style:family="paragraph" style:parent-style-name="Form_20_Field_20_Caption">
      <style:paragraph-properties fo:margin-top="0in" fo:margin-bottom="0.111in" style:contextual-spacing="false"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le" style:family="paragraph" style:parent-style-name="Normal" style:class="chapter">
      <style:paragraph-properties fo:margin-top="0.1665in" fo:margin-bottom="0in" style:contextual-spacing="false" fo:text-align="center" style:justify-single-word="false" fo:hyphenation-ladder-count="no-limit" fo:padding-left="0.4307in" fo:padding-right="0.4307in" fo:padding-top="0in" fo:padding-bottom="0.4307in" fo:border-left="none" fo:border-right="none" fo:border-top="0.51pt solid #00000a" fo:border-bottom="none" style:shadow="none"/>
      <style:text-properties fo:font-weight="bold" style:font-weight-asian="bold" fo:hyphenate="false"/>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rprtbody" style:family="paragraph" style:parent-style-name="Normal">
      <style:paragraph-properties fo:margin-top="0.1945in" fo:margin-bottom="0.1945in" style:contextual-spacing="false" fo:hyphenation-ladder-count="no-limit"/>
      <style:text-properties fo:hyphenate="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Body_20_Text_20_2" style:display-name="Body Text 2" style:family="paragraph" style:parent-style-name="Normal">
      <style:paragraph-properties fo:hyphenation-ladder-count="no-limit"/>
      <style:text-properties fo:hyphenate="false"/>
    </style:style>
    <style:style style:name="Table_20_Contents" style:display-name="Table Contents" style:family="paragraph" style:parent-style-name="Normal" style:class="extra">
      <style:paragraph-properties fo:hyphenation-ladder-count="no-limit"/>
      <style:text-properties fo:hyphenate="false"/>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fo:color="#ff0000" style:font-name="Arial" fo:font-family="Arial" style:font-family-generic="swiss" style:font-pitch="variable" style:font-name-complex="Arial" style:font-family-complex="Arial" style:font-family-generic-complex="swiss" style:font-pitch-complex="variable"/>
    </style:style>
    <style:style style:name="Data_20_Field_20_11pt-Single_20_Char" style:display-name="Data Field 11pt-Single Char" style:family="text" style:parent-style-name="Default_20_Paragraph_20_Font">
      <style:text-properties style:font-name="Arial" fo:font-family="Arial" style:font-family-generic="swiss" style:font-pitch="variable" fo:font-size="11pt" fo:language="en" fo:country="US" style:font-size-asian="11pt" style:language-asian="en" style:country-asian="US" style:font-name-complex="Arial" style:font-family-complex="Arial" style:font-family-generic-complex="swiss" style:font-pitch-complex="variable" style:language-complex="ar" style:country-complex="SA"/>
    </style:style>
    <style:style style:name="Page_20_Number" style:display-name="Page Number" style:family="text" style:parent-style-name="Default_20_Paragraph_20_Font">
      <style:text-properties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Default_20_Paragraph_20_Font">
      <style:text-properties style:font-name="Arial" fo:font-family="Arial" style:font-family-generic="swiss" style:font-pitch="variable" fo:font-size="11pt" fo:font-weight="bold" style:font-size-asian="11pt" style:font-weight-asian="bold"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style:style>
    <style:style style:name="Comment_20_Subject_20_Char" style:display-name="Comment Subject Char" style:family="text" style:parent-style-name="Comment_20_Text_20_Char">
      <style:text-properties style:font-name="Arial" fo:font-family="Arial" style:font-family-generic="swiss" style:font-pitch="variable"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le_20_Char" style:display-name="Title Char" style:family="text" style:parent-style-name="Default_20_Paragraph_20_Font">
      <style:text-properties style:font-name="Arial" fo:font-family="Arial" style:font-family-generic="swiss" style:font-pitch="variable" fo:font-size="11pt" fo:font-weight="bold" style:font-size-asian="11pt" style:font-weight-asian="bold" style:font-size-complex="12pt"/>
    </style:style>
    <style:style style:name="Body_20_Text_20_Char" style:display-name="Body Text Char" style:family="text" style:parent-style-name="Default_20_Paragraph_20_Font">
      <style:text-properties style:font-name="Arial" fo:font-family="Arial" style:font-family-generic="swiss" style:font-pitch="variable" fo:font-size="11pt" style:font-size-asian="11pt" style:font-size-complex="12pt"/>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jrnl" style:family="text"/>
    <style:style style:name="src" style:family="text"/>
    <style:style style:name="apple-converted-space" style:family="text" style:parent-style-name="Default_20_Paragraph_20_Fon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fo:font-size="10pt" style:font-size-asian="10pt" style:font-name-complex="Symbol" style:font-family-complex="Symbol" style:font-family-generic-complex="roman" style:font-pitch-complex="variable" style:font-charset-complex="x-symbol"/>
    </style:style>
    <style:style style:name="ListLabel_20_4" style:display-name="ListLabel 4" style:family="text">
      <style:text-properties fo:font-size="10pt" style:font-size-asian="10pt" style:font-name-complex="Courier New" style:font-family-complex="'Courier New'" style:font-family-generic-complex="modern" style:font-pitch-complex="fixed"/>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5in" fo:margin-right="0.5in" style:writing-mode="lr-tb" style:footnote-max-height="0in">
        <style:footnote-sep style:width="0.0071in" style:line-style="solid" style:adjustment="left" style:rel-width="33%" style:color="#00000a"/>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ff819b65674ae6c83f3cbab9e4a4c2b292a7a94</meta:generator>
    <dc:title>OMB No. 0925-0046, Biographical Sketch Format Page</dc:title>
    <dc:subject>DHHS, Public Health Service Grant Application</dc:subject>
    <meta:keyword>PHS Grant Application 0925-0001/0002 (Rev. 08/12) Biographical Sketch Format Page</meta:keyword>
    <meta:initial-creator>Office of Extramural Programs</meta:initial-creator>
    <meta:creation-date>2015-02-09T17:44:00Z</meta:creation-date>
    <dc:date>2015-06-30T12:05:33.861000000</dc:date>
    <meta:print-date>2015-02-09T17:26:00Z</meta:print-date>
    <meta:editing-cycles>2</meta:editing-cycles>
    <meta:editing-duration>PT60S</meta:editing-duration>
    <meta:document-statistic meta:table-count="1" meta:image-count="0" meta:object-count="0" meta:page-count="4" meta:paragraph-count="72" meta:word-count="1221" meta:character-count="9121" meta:non-whitespace-character-count="7905"/>
    <meta:template xlink:type="simple" xlink:actuate="onRequest" xlink:title="" xlink:href="../../Biographical/RFA_PBR_Biosketch2015.odt/Normal.dotm"/>
  </office:meta>
</office:document-meta>
</file>